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621cm" fo:margin-left="-0.016cm" table:align="left"/>
    </style:style>
    <style:style style:name="Table1.A" style:family="table-column">
      <style:table-column-properties style:column-width="8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4.21cm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0e9c4d"/>
    </style:style>
    <style:style style:name="P3" style:family="paragraph" style:parent-style-name="Text_20_body">
      <style:text-properties style:font-name="Liberation Serif" fo:font-size="12pt" fo:language="en" fo:country="US" officeooo:paragraph-rsid="000e9c4d" style:font-size-asian="12pt" style:font-size-complex="12pt"/>
    </style:style>
    <style:style style:name="P4" style:family="paragraph" style:parent-style-name="Text_20_body">
      <style:text-properties style:font-name="Liberation Serif" fo:font-size="12pt" fo:language="en" fo:country="US" officeooo:paragraph-rsid="0315f40e" style:font-size-asian="12pt" style:font-size-complex="12pt"/>
    </style:style>
    <style:style style:name="P5" style:family="paragraph" style:parent-style-name="Text_20_body">
      <style:text-properties style:font-name="Liberation Serif" fo:font-size="12pt" fo:language="en" fo:country="US" fo:font-weight="bold" officeooo:paragraph-rsid="000e9c4d" style:font-size-asian="12pt" style:font-size-complex="12pt"/>
    </style:style>
    <style:style style:name="P6" style:family="paragraph" style:parent-style-name="Text_20_body">
      <style:text-properties style:font-name="Liberation Serif" fo:font-size="12pt" fo:font-weight="normal" officeooo:paragraph-rsid="032017dc" style:font-size-asian="12pt" style:font-weight-asian="normal" style:font-size-complex="12pt" style:font-weight-complex="normal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Standard">
      <style:text-properties style:font-name="Liberation Serif" fo:font-size="12pt" fo:font-weight="normal" officeooo:rsid="033ca76e" officeooo:paragraph-rsid="03d03ac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paragraph-rsid="022a0ebd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paragraph-rsid="0344c0e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paragraph-rsid="03564bcd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paragraph-rsid="022e86a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paragraph-rsid="0402905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bold" officeooo:paragraph-rsid="03ec90b3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2a009c8" officeooo:paragraph-rsid="03bbfd12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2a009c8" officeooo:paragraph-rsid="03c0208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3be06b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2bb55f3" officeooo:paragraph-rsid="032eeb6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22e86a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2dbd2ce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3e3a60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3eadd5e" officeooo:paragraph-rsid="03eadd5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3ec90b3" officeooo:paragraph-rsid="03ec90b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40e2ef5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411603f" officeooo:paragraph-rsid="0411603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4029055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bold" officeooo:paragraph-rsid="022e86a4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bold" officeooo:paragraph-rsid="0411603f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bold" officeooo:rsid="0411603f" officeooo:paragraph-rsid="0411603f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rsid="029b73f2" officeooo:paragraph-rsid="029b73f2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rsid="029b73f2" officeooo:paragraph-rsid="03b8024c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paragraph-rsid="032e22fa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.499cm" style:contextual-spacing="false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style:font-name="Liberation Serif" fo:font-size="12pt" fo:font-weight="normal" officeooo:rsid="042a2f54" officeooo:paragraph-rsid="042a2f54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normal" officeooo:paragraph-rsid="000f955c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cm" fo:margin-right="0cm" style:line-height-at-least="1.164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e4d7a2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style:line-height-at-least="1.164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3e3a600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style:line-height-at-least="1.164cm" fo:widows="1" fo:text-indent="0cm" style:auto-text-indent="false"/>
    </style:style>
    <style:style style:name="P41" style:family="paragraph" style:parent-style-name="Text_20_body">
      <style:paragraph-properties fo:margin-left="0cm" fo:margin-right="0cm" style:line-height-at-least="1.164cm" fo:widows="1" fo:text-indent="0cm" style:auto-text-indent="false"/>
      <style:text-properties officeooo:paragraph-rsid="03c91c0d"/>
    </style:style>
    <style:style style:name="P42" style:family="paragraph" style:parent-style-name="Text_20_body">
      <style:paragraph-properties fo:margin-left="0cm" fo:margin-right="0cm" style:line-height-at-least="1.164cm" fo:widows="1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cc2977" officeooo:paragraph-rsid="03f4e439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f6ed17" officeooo:paragraph-rsid="03f6ed17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f6ed17" officeooo:paragraph-rsid="03f859ed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f859ed" officeooo:paragraph-rsid="03f859ed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3f4e439" officeooo:paragraph-rsid="03f636d6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bold" officeooo:rsid="042a2f54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style:font-name="Liberation Serif" fo:font-size="12pt" fo:font-weight="normal" officeooo:paragraph-rsid="0315f40e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font-name="Liberation Serif" fo:font-size="12pt" fo:font-weight="normal" officeooo:rsid="0315f40e" officeooo:paragraph-rsid="0315f40e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Liberation Serif" fo:font-size="12pt" fo:font-weight="normal" officeooo:rsid="0315f40e" officeooo:paragraph-rsid="032017dc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style:font-name="Liberation Serif" fo:font-size="12pt" fo:font-weight="normal" officeooo:paragraph-rsid="029b73f2" style:font-size-asian="12pt" style:font-weight-asian="normal" style:font-size-complex="12pt" style:font-weight-complex="normal"/>
    </style:style>
    <style:style style:name="P56" style:family="paragraph" style:parent-style-name="Table_20_Contents">
      <style:text-properties style:font-name="Liberation Serif" fo:font-size="12pt" fo:font-weight="normal" officeooo:rsid="02bb55f3" officeooo:paragraph-rsid="03c772fa" style:font-size-asian="12pt" style:font-weight-asian="normal" style:font-size-complex="12pt" style:font-weight-complex="normal"/>
    </style:style>
    <style:style style:name="P57" style:family="paragraph" style:parent-style-name="Table_20_Contents">
      <style:text-properties style:font-name="Liberation Serif" fo:font-size="12pt" fo:font-weight="normal" officeooo:paragraph-rsid="03362ccf" style:font-size-asian="12pt" style:font-weight-asian="normal" style:font-size-complex="12pt" style:font-weight-complex="normal"/>
    </style:style>
    <style:style style:name="P58" style:family="paragraph" style:parent-style-name="Table_20_Contents">
      <style:text-properties style:font-name="Liberation Serif" fo:font-size="12pt" fo:font-weight="normal" officeooo:paragraph-rsid="034bcd51" style:font-size-asian="12pt" style:font-weight-asian="normal" style:font-size-complex="12pt" style:font-weight-complex="normal"/>
    </style:style>
    <style:style style:name="P59" style:family="paragraph" style:parent-style-name="Table_20_Contents">
      <style:text-properties style:font-name="Liberation Serif" fo:font-size="12pt" fo:font-weight="normal" officeooo:rsid="03731a2c" officeooo:paragraph-rsid="03731a2c" style:font-size-asian="12pt" style:font-weight-asian="normal" style:font-size-complex="12pt" style:font-weight-complex="normal"/>
    </style:style>
    <style:style style:name="P60" style:family="paragraph" style:parent-style-name="Table_20_Contents">
      <style:text-properties style:font-name="Liberation Serif" fo:font-size="12pt" fo:font-weight="normal" officeooo:paragraph-rsid="03bbfd12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style:font-name="Liberation Serif" fo:font-size="12pt" fo:font-weight="normal" officeooo:paragraph-rsid="03c57ec9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style:font-name="Liberation Serif" fo:font-size="12pt" fo:font-weight="normal" officeooo:rsid="04029055" officeooo:paragraph-rsid="04029055" style:font-size-asian="12pt" style:font-weight-asian="normal" style:font-size-complex="12pt" style:font-weight-complex="normal"/>
    </style:style>
    <style:style style:name="P63" style:family="paragraph" style:parent-style-name="Table_20_Content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9b73f2" officeooo:paragraph-rsid="03b35d4b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9b73f2" officeooo:paragraph-rsid="03b8024c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93bdf2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bb55f3" officeooo:paragraph-rsid="04354794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616d61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a5c6c5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a8898d" style:font-size-asian="12pt" style:font-weight-asian="normal" style:font-size-complex="12pt" style:font-weight-complex="normal"/>
    </style:style>
    <style:style style:name="P7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ade10e" style:font-size-asian="12pt" style:font-weight-asian="normal" style:font-size-complex="12pt" style:font-weight-complex="normal"/>
    </style:style>
    <style:style style:name="P7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aeee13" style:font-size-asian="12pt" style:font-weight-asian="normal" style:font-size-complex="12pt" style:font-weight-complex="normal"/>
    </style:style>
    <style:style style:name="P73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ba0c00" officeooo:paragraph-rsid="03ba0c00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bbfd12" officeooo:paragraph-rsid="03bbfd12" style:font-size-asian="12pt" style:font-weight-asian="normal" style:font-size-complex="12pt" style:font-weight-complex="normal"/>
    </style:style>
    <style:style style:name="P7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e3a600" style:font-size-asian="12pt" style:font-weight-asian="normal" style:font-size-complex="12pt" style:font-weight-complex="normal"/>
    </style:style>
    <style:style style:name="P7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ec90b3" officeooo:paragraph-rsid="03ec90b3" style:font-size-asian="12pt" style:font-weight-asian="normal" style:font-size-complex="12pt" style:font-weight-complex="normal"/>
    </style:style>
    <style:style style:name="P7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b8024c" officeooo:paragraph-rsid="03b8024c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c57ec9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bold" officeooo:rsid="039befc2" officeooo:paragraph-rsid="039befc2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bold" officeooo:rsid="029b73f2" officeooo:paragraph-rsid="03b35d4b" style:font-size-asian="12pt" style:font-weight-asian="bold" style:font-size-complex="12pt" style:font-weight-complex="bold"/>
    </style:style>
    <style:style style:name="P81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3bbfd12" officeooo:paragraph-rsid="03bbfd12" style:font-size-asian="12pt" style:font-weight-asian="bold" style:font-size-complex="12pt" style:font-weight-complex="bold"/>
    </style:style>
    <style:style style:name="P82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29b73f2" officeooo:paragraph-rsid="03b8024c" style:font-size-asian="12pt" style:font-weight-asian="bold" style:font-size-complex="12pt" style:font-weight-complex="bold"/>
    </style:style>
    <style:style style:name="P83" style:family="paragraph" style:parent-style-name="Table_20_Contents">
      <style:text-properties fo:font-variant="normal" fo:text-transform="none" style:font-name="Liberation Serif" fo:font-size="12pt" fo:font-weight="normal" style:font-size-asian="12pt" style:font-weight-asian="normal" style:font-size-complex="12pt" style:font-weight-complex="normal"/>
    </style:style>
    <style:style style:name="P84" style:family="paragraph" style:parent-style-name="Table_20_Contents">
      <style:text-properties fo:font-weight="bold" style:font-weight-asian="bold" style:font-weight-complex="bold"/>
    </style:style>
    <style:style style:name="P85" style:family="paragraph" style:parent-style-name="Table_20_Contents">
      <style:text-properties fo:font-weight="bold" officeooo:paragraph-rsid="03ec90b3" style:font-weight-asian="bold" style:font-weight-complex="bold"/>
    </style:style>
    <style:style style:name="P86" style:family="paragraph" style:parent-style-name="Table_20_Contents">
      <style:text-properties fo:font-weight="bold" officeooo:paragraph-rsid="0409444f" style:font-weight-asian="bold" style:font-weight-complex="bold"/>
    </style:style>
    <style:style style:name="P87" style:family="paragraph" style:parent-style-name="Table_20_Contents">
      <style:text-properties style:font-name="Liberation Mono" fo:font-weight="bold" style:font-weight-asian="bold" style:font-weight-complex="bold"/>
    </style:style>
    <style:style style:name="P88" style:family="paragraph" style:parent-style-name="Table_20_Contents">
      <style:text-properties style:font-name="Liberation Mono" fo:font-weight="bold" officeooo:paragraph-rsid="03bbfd12" style:font-weight-asian="bold" style:font-weight-complex="bold"/>
    </style:style>
    <style:style style:name="P89" style:family="paragraph" style:parent-style-name="Table_20_Contents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P90" style:family="paragraph" style:parent-style-name="Table_20_Contents">
      <style:text-properties style:font-name="Liberation Mono" fo:font-size="12pt" fo:font-style="normal" fo:font-weight="bold" officeooo:paragraph-rsid="032e22fa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able_20_Contents">
      <style:text-properties style:font-name="Liberation Mono" fo:font-size="12pt" fo:font-weight="bold" officeooo:rsid="02bb55f3" officeooo:paragraph-rsid="032fee1f" style:font-size-asian="12pt" style:font-weight-asian="bold" style:font-size-complex="12pt" style:font-weight-complex="bold"/>
    </style:style>
    <style:style style:name="P92" style:family="paragraph" style:parent-style-name="Table_20_Contents">
      <style:text-properties officeooo:paragraph-rsid="03ec90b3"/>
    </style:style>
    <style:style style:name="P93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95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96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97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98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99" style:family="paragraph" style:parent-style-name="Table_20_Contents" style:list-style-name="L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0" style:family="paragraph" style:parent-style-name="Table_20_Contents" style:list-style-name="L3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1" style:family="paragraph" style:parent-style-name="Table_20_Contents" style:list-style-name="L2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2" style:family="paragraph" style:parent-style-name="Table_20_Contents" style:list-style-name="L5"/>
    <style:style style:name="P103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4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5" style:family="paragraph" style:parent-style-name="Text_20_body" style:list-style-name="L1">
      <style:paragraph-properties fo:margin-top="0cm" fo:margin-bottom="0cm" style:contextual-spacing="false" fo:padding="0cm" fo:border="none"/>
      <style:text-properties style:font-name="Liberation Serif" fo:font-size="12pt" fo:font-weight="normal" officeooo:paragraph-rsid="039b34ee" style:font-size-asian="12pt" style:font-weight-asian="normal" style:font-size-complex="12pt" style:font-weight-complex="normal"/>
    </style:style>
    <style:style style:name="P106" style:family="paragraph" style:parent-style-name="Text_20_body" style:list-style-name="L4">
      <style:paragraph-properties fo:margin-top="0cm" fo:margin-bottom="0cm" style:contextual-spacing="false" fo:widows="1" fo:padding="0cm" fo:border="none"/>
      <style:text-properties officeooo:paragraph-rsid="041c82ea"/>
    </style:style>
    <style:style style:name="P107" style:family="paragraph" style:parent-style-name="Text_20_body" style:list-style-name="L7">
      <style:paragraph-properties fo:margin-top="0cm" fo:margin-bottom="0cm" style:contextual-spacing="false" fo:widows="1" fo:padding="0cm" fo:border="none"/>
      <style:text-properties officeooo:paragraph-rsid="0421cf78"/>
    </style:style>
    <style:style style:name="P108" style:family="paragraph" style:parent-style-name="Text_20_body" style:list-style-name="L8">
      <style:paragraph-properties fo:margin-top="0cm" fo:margin-bottom="0cm" style:contextual-spacing="false" fo:widows="1" fo:padding="0cm" fo:border="none"/>
      <style:text-properties officeooo:paragraph-rsid="04283fef"/>
    </style:style>
    <style:style style:name="P109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421cf78" style:font-size-asian="12pt" style:font-weight-asian="normal" style:font-size-complex="12pt" style:font-weight-complex="normal"/>
    </style:style>
    <style:style style:name="P110" style:family="paragraph" style:parent-style-name="Text_20_body" style:list-style-name="L7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421cf78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c4d" style:font-weight-asian="bold" style:font-weight-complex="bold"/>
    </style:style>
    <style:style style:name="T4" style:family="text">
      <style:text-properties fo:font-weight="bold" officeooo:rsid="0398c3ed" style:font-weight-asian="bold" style:font-weight-complex="bold"/>
    </style:style>
    <style:style style:name="T5" style:family="text">
      <style:text-properties fo:font-weight="bold" officeooo:rsid="03998be6" style:font-weight-asian="bold" style:font-weight-complex="bold"/>
    </style:style>
    <style:style style:name="T6" style:family="text">
      <style:text-properties fo:font-weight="bold" officeooo:rsid="03a7ff8c" style:font-weight-asian="bold" style:font-weight-complex="bold"/>
    </style:style>
    <style:style style:name="T7" style:family="text">
      <style:text-properties fo:font-weight="bold" officeooo:rsid="03aa82eb" style:font-weight-asian="bold" style:font-weight-complex="bold"/>
    </style:style>
    <style:style style:name="T8" style:family="text">
      <style:text-properties fo:font-weight="bold" officeooo:rsid="03b1a4f5" style:font-weight-asian="bold" style:font-weight-complex="bold"/>
    </style:style>
    <style:style style:name="T9" style:family="text">
      <style:text-properties fo:font-weight="bold" officeooo:rsid="03bbfd12" style:font-weight-asian="bold" style:font-weight-complex="bold"/>
    </style:style>
    <style:style style:name="T10" style:family="text">
      <style:text-properties fo:font-weight="bold" officeooo:rsid="03e4d7a2" style:font-weight-asian="bold" style:font-weight-complex="bold"/>
    </style:style>
    <style:style style:name="T11" style:family="text">
      <style:text-properties fo:font-weight="bold" officeooo:rsid="03f18346" style:font-weight-asian="bold" style:font-weight-complex="bold"/>
    </style:style>
    <style:style style:name="T12" style:family="text">
      <style:text-properties fo:font-weight="bold" officeooo:rsid="03f4e439" style:font-weight-asian="bold" style:font-weight-complex="bold"/>
    </style:style>
    <style:style style:name="T13" style:family="text">
      <style:text-properties fo:font-weight="bold" officeooo:rsid="03fa4ceb" style:font-weight-asian="bold" style:font-weight-complex="bold"/>
    </style:style>
    <style:style style:name="T14" style:family="text">
      <style:text-properties fo:font-weight="bold" officeooo:rsid="042a2f54" style:font-weight-asian="bold" style:font-weight-complex="bold"/>
    </style:style>
    <style:style style:name="T15" style:family="text">
      <style:text-properties fo:font-weight="bold" officeooo:rsid="002b6a8c" style:font-weight-asian="bold" style:font-weight-complex="bold"/>
    </style:style>
    <style:style style:name="T16" style:family="text">
      <style:text-properties fo:font-weight="bold" officeooo:rsid="01469bef" style:font-weight-asian="bold" style:font-weight-complex="bold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fo:font-weight="bold" style:font-size-asian="12pt" style:font-size-complex="12pt"/>
    </style:style>
    <style:style style:name="T1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398c3ed" style:font-size-asian="12pt" style:font-weight-asian="bold" style:font-size-complex="12pt" style:font-weight-complex="bold"/>
    </style:style>
    <style:style style:name="T21" style:family="text">
      <style:text-properties style:font-name="Liberation Serif" officeooo:rsid="03bbfd12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style:font-name="Liberation Serif" fo:font-weight="bold" officeooo:rsid="02a009c8" style:font-weight-asian="bold" style:font-weight-complex="bold"/>
    </style:style>
    <style:style style:name="T24" style:family="text">
      <style:text-properties style:font-name="Liberation Serif" fo:font-weight="bold" officeooo:rsid="03be1cdd" style:font-weight-asian="bold" style:font-weight-complex="bold"/>
    </style:style>
    <style:style style:name="T25" style:family="text">
      <style:text-properties style:font-name="Liberation Serif" fo:font-weight="bold" officeooo:rsid="03c0208c" style:font-weight-asian="bold" style:font-weight-complex="bold"/>
    </style:style>
    <style:style style:name="T26" style:family="text">
      <style:text-properties style:font-name="Liberation Serif" fo:font-weight="bold" officeooo:rsid="0432a54f" style:font-weight-asian="bold" style:font-weight-complex="bold"/>
    </style:style>
    <style:style style:name="T27" style:family="text">
      <style:text-properties style:font-name="Liberation Serif" fo:font-weight="bold" officeooo:rsid="0435cc76" style:font-weight-asian="bold" style:font-weight-complex="bold"/>
    </style:style>
    <style:style style:name="T28" style:family="text">
      <style:text-properties style:font-name="Liberation Serif" officeooo:rsid="02a009c8"/>
    </style:style>
    <style:style style:name="T29" style:family="text">
      <style:text-properties style:font-name="Liberation Serif" officeooo:rsid="03c0208c"/>
    </style:style>
    <style:style style:name="T30" style:family="text">
      <style:text-properties style:font-name="Liberation Serif" officeooo:rsid="03ce1137"/>
    </style:style>
    <style:style style:name="T31" style:family="text">
      <style:text-properties style:font-name="Liberation Serif" officeooo:rsid="0430e47e"/>
    </style:style>
    <style:style style:name="T32" style:family="text">
      <style:text-properties style:font-name="Liberation Serif" officeooo:rsid="0432a54f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" style:font-style-asian="normal" style:font-name-complex="Times New Roman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" style:font-style-asian="normal" style:font-name-complex="Times New Roman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" style:font-style-asian="normal" style:font-name-complex="Times New Roman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d65d23" style:font-name-asian="Times New Roman" style:font-style-asian="normal" style:font-name-complex="Times New Roman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39b34ee" style:font-name-asian="Times New Roman" style:font-style-asian="normal" style:font-name-complex="Times New Roman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7743e6" style:font-name-asian="Times New Roman" style:font-style-asian="normal" style:font-name-complex="Times New Roman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39b34ee" style:font-name-asian="Times New Roman" style:font-style-asian="normal" style:font-weight-asian="bold" style:font-name-complex="Times New Roman" style:font-weight-complex="bold"/>
    </style:style>
    <style:style style:name="T41" style:family="text">
      <style:text-properties fo:font-variant="normal" fo:text-transform="none" fo:color="#252525" fo:letter-spacing="normal" fo:font-style="normal"/>
    </style:style>
    <style:style style:name="T42" style:family="text">
      <style:text-properties fo:font-variant="normal" fo:text-transform="none" fo:color="#252525" fo:letter-spacing="normal" fo:font-style="normal" fo:font-weight="bold" officeooo:rsid="0315f40e" style:font-weight-asian="bold" style:font-weight-complex="bold"/>
    </style:style>
    <style:style style:name="T43" style:family="text">
      <style:text-properties fo:font-variant="normal" fo:text-transform="none" fo:color="#252525" fo:letter-spacing="normal" fo:font-style="normal" officeooo:rsid="0315f40e"/>
    </style:style>
    <style:style style:name="T44" style:family="text">
      <style:text-properties fo:font-variant="normal" fo:text-transform="none" fo:color="#252525" fo:letter-spacing="normal" fo:font-style="normal" officeooo:rsid="03fd807f"/>
    </style:style>
    <style:style style:name="T45" style:family="text">
      <style:text-properties fo:font-variant="normal" fo:text-transform="none" fo:color="#252525" fo:letter-spacing="normal" fo:font-style="normal" officeooo:rsid="01c0b582"/>
    </style:style>
    <style:style style:name="T46" style:family="text">
      <style:text-properties fo:font-variant="normal" fo:text-transform="none" fo:color="#252525" fo:letter-spacing="normal" fo:font-style="normal" officeooo:rsid="04026e6b"/>
    </style:style>
    <style:style style:name="T47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52525" style:font-name="Liberation Serif" fo:font-size="12pt" fo:letter-spacing="normal" fo:font-style="normal" fo:font-weight="normal" officeooo:rsid="0393bdf2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52525" style:font-name="Liberation Serif" fo:font-size="12pt" fo:letter-spacing="normal" fo:font-style="normal" fo:font-weight="normal" officeooo:rsid="0421cf78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52525" style:font-name="Liberation Serif" fo:font-size="12pt" fo:letter-spacing="normal" fo:font-style="normal" fo:font-weight="normal" officeooo:rsid="04385798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252525" style:font-name="Liberation Serif" fo:font-size="12pt" fo:letter-spacing="normal" fo:font-style="normal" fo:font-weight="bold" officeooo:rsid="0393bdf2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252525" style:font-name="Liberation Serif" fo:font-size="12pt" fo:letter-spacing="normal" fo:font-style="normal" fo:font-weight="bold" officeooo:rsid="04385798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252525" style:font-name="Liberation Mono" fo:font-size="12pt" fo:letter-spacing="normal" fo:font-style="normal" fo:font-weight="bold" officeooo:rsid="03c91c0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language="en" fo:country="US" fo:font-weight="bold" officeooo:rsid="0398c3ed" style:font-weight-asian="bold" style:font-weight-complex="bold"/>
    </style:style>
    <style:style style:name="T57" style:family="text">
      <style:text-properties fo:language="en" fo:country="US" officeooo:rsid="0398c3ed"/>
    </style:style>
    <style:style style:name="T58" style:family="text">
      <style:text-properties officeooo:rsid="00fc7a28"/>
    </style:style>
    <style:style style:name="T59" style:family="text">
      <style:text-properties officeooo:rsid="00fd8514"/>
    </style:style>
    <style:style style:name="T60" style:family="text">
      <style:text-properties officeooo:rsid="002d4cf0"/>
    </style:style>
    <style:style style:name="T61" style:family="text">
      <style:text-properties officeooo:rsid="002f4af5"/>
    </style:style>
    <style:style style:name="T62" style:family="text">
      <style:text-properties officeooo:rsid="001cd725"/>
    </style:style>
    <style:style style:name="T63" style:family="text">
      <style:text-properties officeooo:rsid="01c0b582"/>
    </style:style>
    <style:style style:name="T64" style:family="text">
      <style:text-properties fo:font-style="normal"/>
    </style:style>
    <style:style style:name="T65" style:family="text">
      <style:text-properties officeooo:rsid="03aa82eb"/>
    </style:style>
    <style:style style:name="T66" style:family="text">
      <style:text-properties officeooo:rsid="03b1a4f5"/>
    </style:style>
    <style:style style:name="T67" style:family="text">
      <style:text-properties officeooo:rsid="03b44f1c"/>
    </style:style>
    <style:style style:name="T68" style:family="text">
      <style:text-properties style:font-name="Liberation Mono" fo:font-weight="bold" style:font-weight-asian="bold" style:font-weight-complex="bold"/>
    </style:style>
    <style:style style:name="T69" style:family="text">
      <style:text-properties style:font-name="Liberation Mono" fo:font-weight="bold" officeooo:rsid="03f4e439" style:font-weight-asian="bold" style:font-weight-complex="bold"/>
    </style:style>
    <style:style style:name="T70" style:family="text">
      <style:text-properties officeooo:rsid="03bbfd12"/>
    </style:style>
    <style:style style:name="T71" style:family="text">
      <style:text-properties officeooo:rsid="03c3065e"/>
    </style:style>
    <style:style style:name="T72" style:family="text">
      <style:text-properties officeooo:rsid="03c91c0d"/>
    </style:style>
    <style:style style:name="T73" style:family="text">
      <style:text-properties officeooo:rsid="03e081a4"/>
    </style:style>
    <style:style style:name="T74" style:family="text">
      <style:text-properties officeooo:rsid="03e4d7a2"/>
    </style:style>
    <style:style style:name="T75" style:family="text">
      <style:text-properties officeooo:rsid="03e7b428"/>
    </style:style>
    <style:style style:name="T76" style:family="text">
      <style:text-properties officeooo:rsid="03f4e439"/>
    </style:style>
    <style:style style:name="T77" style:family="text">
      <style:text-properties officeooo:rsid="03fbc1e6"/>
    </style:style>
    <style:style style:name="T78" style:family="text">
      <style:text-properties officeooo:rsid="0403c74e"/>
    </style:style>
    <style:style style:name="T79" style:family="text">
      <style:text-properties officeooo:rsid="0409444f"/>
    </style:style>
    <style:style style:name="T80" style:family="text">
      <style:text-properties officeooo:rsid="0411603f"/>
    </style:style>
    <style:style style:name="T81" style:family="text">
      <style:text-properties officeooo:rsid="041c848c"/>
    </style:style>
    <style:style style:name="T82" style:family="text">
      <style:text-properties officeooo:rsid="042a2f54"/>
    </style:style>
    <style:style style:name="T83" style:family="text">
      <style:text-properties officeooo:rsid="042aa646"/>
    </style:style>
    <style:style style:name="T84" style:family="text">
      <style:text-properties officeooo:rsid="042f73d9"/>
    </style:style>
    <style:style style:name="T85" style:family="text">
      <style:text-properties officeooo:rsid="043ad29a"/>
    </style:style>
    <style:style style:name="T86" style:family="text">
      <style:text-properties officeooo:rsid="04405606"/>
    </style:style>
    <style:style style:name="T87" style:family="text">
      <style:text-properties officeooo:rsid="00371e2f"/>
    </style:style>
    <style:style style:name="T88" style:family="text">
      <style:text-properties officeooo:rsid="026368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firstHeading"/>Python/C<text:span text:style-name="T85">4</text:span>/<text:span text:style-name="T4">Getting-started-with-functions</text:span>/English</text:h>
      <text:p text:style-name="P3"/>
      <text:p text:style-name="P4"><text:span text:style-name="T1">Title of script</text:span>: <text:span text:style-name="T2"><text:s/></text:span><text:span text:style-name="T3"><text:s/></text:span><text:span text:style-name="T5">Getting started with </text:span><text:span text:style-name="T4">Functions</text:span></text:p>
      <text:p text:style-name="P5">Author: <text:span text:style-name="T86">Puneeth, Thirumalesh <text:s/>H S</text:span></text:p>
      <text:p text:style-name="P2"><text:span text:style-name="T18">Keywords: </text:span><text:span text:style-name="T19">Python</text:span><text:span text:style-name="T18">, </text:span><text:span text:style-name="T19">IPython, </text:span><text:span text:style-name="T20">functions</text:span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0">Visual Cue </text:p>
          </table:table-cell>
          <table:table-cell table:style-name="Table1.B1" office:value-type="string">
            <text:p text:style-name="P36">Narration</text:p>
          </table:table-cell>
        </table:table-row>
        <table:table-row>
          <table:table-cell table:style-name="Table1.A2" office:value-type="string">
            <text:p text:style-name="P51">Show Slide </text:p>
            <text:p text:style-name="P51">Containing title, name of the production team along with the logo of MHRD </text:p>
          </table:table-cell>
          <table:table-cell table:style-name="Table1.B2" office:value-type="string">
            <text:p text:style-name="P52">Hello friends and welcome to the spoken tutorial on '<text:span text:style-name="T56">Getting started with</text:span><text:span text:style-name="T57"> </text:span><text:span text:style-name="T56">functions</text:span>'. </text:p>
          </table:table-cell>
        </table:table-row>
        <table:table-row>
          <table:table-cell table:style-name="Table1.A2" office:value-type="string">
            <text:p text:style-name="P51">Show Slide <text:s/></text:p>
            <text:p text:style-name="P51"><text:span text:style-name="T58">O</text:span>bjectives </text:p>
            <text:p text:style-name="P51"/>
          </table:table-cell>
          <table:table-cell table:style-name="Table1.B2" office:value-type="string">
            <text:p text:style-name="P9">At the end of this tutorial, you will be able to,</text:p>
            <text:list xml:id="list638164113625921355" text:style-name="L1">
              <text:list-item>
                <text:p text:style-name="P105">Define a <text:span text:style-name="T2">function</text:span>.</text:p>
              </text:list-item>
              <text:list-item>
                <text:p text:style-name="P105">Define <text:span text:style-name="T2">functions</text:span> with <text:span text:style-name="T2">arguments</text:span>.</text:p>
              </text:list-item>
              <text:list-item>
                <text:p text:style-name="P105"><text:span text:style-name="T84">use</text:span> <text:span text:style-name="T2">docstrings</text:span>.</text:p>
              </text:list-item>
            </text:list>
          </table:table-cell>
        </table:table-row>
        <table:table-row>
          <table:table-cell table:style-name="Table1.A2" office:value-type="string">
            <text:p text:style-name="P51">Show Slide </text:p>
            <text:p text:style-name="P51">System <text:span text:style-name="T59">Specifications</text:span> </text:p>
          </table:table-cell>
          <table:table-cell table:style-name="Table1.B2" office:value-type="string">
            <text:p text:style-name="P51">To record this tutorial, I am using </text:p>
            <text:list xml:id="list8672224538902438367" text:style-name="L2">
              <text:list-item>
                <text:p text:style-name="P99"><text:span text:style-name="T2">Ubuntu</text:span> <text:span text:style-name="T2">Linux</text:span> <text:span text:style-name="T2">14.04</text:span> <text:span text:style-name="T2">operating system</text:span></text:p>
              </text:list-item>
              <text:list-item>
                <text:p text:style-name="P101">Python 2.7.6</text:p>
              </text:list-item>
              <text:list-item>
                <text:p text:style-name="P99"><text:span text:style-name="T2">IPython</text:span> <text:span text:style-name="T15">4</text:span><text:span text:style-name="T2">.</text:span><text:span text:style-name="T16">0.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1">Show Slide </text:p>
            <text:p text:style-name="P51">Pre-requisite <text:s/></text:p>
            <text:p text:style-name="P51"/>
          </table:table-cell>
          <table:table-cell table:style-name="Table1.B2" office:value-type="string">
            <text:p text:style-name="P51"><text:span text:style-name="T34">To </text:span><text:span text:style-name="T35">practice</text:span><text:span text:style-name="T34"> this tutorial, you should know how to</text:span></text:p>
            <text:list xml:id="list8355274753246756411" text:style-name="L3">
              <text:list-item>
                <text:p text:style-name="P100"><text:span text:style-name="T36">u</text:span><text:span text:style-name="T33">se </text:span><text:span text:style-name="T40">conditionals</text:span><text:span text:style-name="T37"> and </text:span><text:span text:style-name="T40">loops</text:span></text:p>
              </text:list-item>
            </text:list>
            <text:p text:style-name="P51">If not, see the pre-requisite <text:span text:style-name="T2">Python</text:span> tutorials on this website.</text:p>
          </table:table-cell>
        </table:table-row>
        <table:table-row>
          <table:table-cell table:style-name="Table1.A2" office:value-type="string">
            <text:p text:style-name="P53">Show Slide</text:p>
            <text:p text:style-name="P53"/>
            <text:p text:style-name="P79">Function</text:p>
          </table:table-cell>
          <table:table-cell table:style-name="Table1.B2" office:value-type="string">
            <text:p text:style-name="P69">A <text:span text:style-name="T2">function</text:span> is a portion of <text:span text:style-name="T2">code</text:span> within a larger <text:span text:style-name="T2">program</text:span> that performs a specific task. </text:p>
            <text:p text:style-name="P69"/>
            <text:p text:style-name="P70"><text:span text:style-name="T6">F</text:span><text:span text:style-name="T2">unction</text:span><text:span text:style-name="T7">s </text:span><text:span text:style-name="T65">are useful in</text:span> reusing the <text:span text:style-name="T2">code</text:span>. </text:p>
          </table:table-cell>
        </table:table-row>
        <table:table-row>
          <table:table-cell table:style-name="Table1.A2" office:value-type="string">
            <text:p text:style-name="P54">Show Slide</text:p>
            <text:p text:style-name="P54"/>
            <text:p text:style-name="P6"><text:span text:style-name="T42">f(x)</text:span><text:span text:style-name="T43"> a mathematical </text:span><text:span text:style-name="T42">function</text:span></text:p>
          </table:table-cell>
          <table:table-cell table:style-name="Table1.B2" office:value-type="string">
            <text:p text:style-name="P71">Consider a mathematical <text:span text:style-name="T2">function</text:span> f(x) = x square. </text:p>
            <text:p text:style-name="P72"/>
            <text:p text:style-name="P72">Here <text:span text:style-name="T2">x</text:span> is a <text:span text:style-name="T2">variable</text:span>. <text:span text:style-name="T8">f(x)</text:span><text:span text:style-name="T66"> changes when </text:span><text:span text:style-name="T8">x</text:span><text:span text:style-name="T66"> changes.</text:span></text:p>
            <text:p text:style-name="P72"/>
            <text:p text:style-name="P64">Let us define our <text:span text:style-name="T2">function f(x)</text:span></text:p>
            <text:p text:style-name="P80"/>
          </table:table-cell>
        </table:table-row>
        <table:table-row>
          <table:table-cell table:style-name="Table1.A2" office:value-type="string">
            <text:p text:style-name="P51">[Terminal]</text:p>
            <text:p text:style-name="P51"/>
            <text:p text:style-name="P63">ipython</text:p>
            <text:p text:style-name="P83">then press Enter</text:p>
          </table:table-cell>
          <table:table-cell table:style-name="Table1.B2" office:value-type="string">
            <text:p text:style-name="P51"><text:span text:style-name="T67">First,</text:span> start <text:span text:style-name="T2">ipython</text:span> </text:p>
            <text:p text:style-name="P51"/>
            <text:p text:style-name="P51"><text:span text:style-name="T38">O</text:span><text:span text:style-name="T33">pen the </text:span><text:span text:style-name="T39">terminal</text:span><text:span text:style-name="T33"> and type <text:s/></text:span><text:span text:style-name="T39">ipython</text:span></text:p>
          </table:table-cell>
        </table:table-row>
        <text:soft-page-break/>
        <table:table-row>
          <table:table-cell table:style-name="Table1.A2" office:value-type="string">
            <text:p text:style-name="P55">[IPython <text:span text:style-name="T63">Terminal</text:span>]</text:p>
            <text:p text:style-name="P55"/>
            <text:p text:style-name="P31">def f(x):</text:p>
            <text:p text:style-name="P87"><text:s text:c="4"/><text:span text:style-name="T64">return x*x</text:span></text:p>
          </table:table-cell>
          <table:table-cell table:style-name="Table1.B2" office:value-type="string">
            <text:p text:style-name="P77">Type</text:p>
            <text:p text:style-name="P65"/>
            <text:p text:style-name="P32">def f(x):</text:p>
            <text:p text:style-name="P82"><text:s text:c="4"/>return x*x</text:p>
          </table:table-cell>
        </table:table-row>
        <table:table-row>
          <table:table-cell table:style-name="Table1.A2" office:value-type="string">
            <text:p text:style-name="P60">[IPython <text:span text:style-name="T63">Terminal</text:span>]</text:p>
            <text:p text:style-name="P87"/>
            <text:p text:style-name="P87">f(1)</text:p>
            <text:p text:style-name="P87"/>
            <text:p text:style-name="P87">f(2)</text:p>
            <text:p text:style-name="P87"/>
          </table:table-cell>
          <table:table-cell table:style-name="Table1.B2" office:value-type="string">
            <text:p text:style-name="P73">Let us call the <text:span text:style-name="T2">f(x) </text:span><text:span text:style-name="T70">with </text:span><text:span text:style-name="T9">arguments</text:span></text:p>
            <text:p text:style-name="P73"/>
            <text:p text:style-name="P74">Type </text:p>
            <text:p text:style-name="P88">f(1)</text:p>
            <text:p text:style-name="P88"/>
            <text:p text:style-name="P81">f(2)</text:p>
            <text:p text:style-name="P81"/>
            <text:p text:style-name="P16"><text:span text:style-name="T21">I</text:span><text:span text:style-name="T17">t returned 1 and 4 respectively.</text:span></text:p>
          </table:table-cell>
        </table:table-row>
        <table:table-row>
          <table:table-cell table:style-name="Table1.A2" office:value-type="string">
            <text:p text:style-name="P61">[IPython <text:span text:style-name="T63">Terminal</text:span>]</text:p>
          </table:table-cell>
          <table:table-cell table:style-name="Table1.B2" office:value-type="string">
            <text:p text:style-name="P16"><text:span text:style-name="T31">L</text:span><text:span text:style-name="T17">et us see what we did. </text:span></text:p>
            <text:p text:style-name="P16"/>
            <text:p text:style-name="P16"><text:span text:style-name="T17"><text:s/>The first line </text:span><text:span text:style-name="Teletype"><text:span text:style-name="T68">def f(x) </text:span></text:span><text:span text:style-name="T17">is used to define the </text:span><text:span text:style-name="T26">function</text:span><text:span text:style-name="T17"> </text:span><text:span text:style-name="T22">name</text:span><text:span text:style-name="T17"> and </text:span><text:span text:style-name="T32">its</text:span><text:span text:style-name="T17"> </text:span><text:span text:style-name="T22">parameters.</text:span></text:p>
            <text:p text:style-name="P16"/>
            <text:p text:style-name="P18"><text:span text:style-name="T21">T</text:span><text:span text:style-name="T28">he second line is used to fix what the </text:span><text:span text:style-name="T23">function</text:span><text:span text:style-name="T28"> is supposed to </text:span><text:span text:style-name="T23">return</text:span><text:span text:style-name="T28">. </text:span></text:p>
          </table:table-cell>
        </table:table-row>
        <table:table-row>
          <table:table-cell table:style-name="Table1.A2" office:value-type="string">
            <text:p text:style-name="P61">[IPython <text:span text:style-name="T63">Terminal</text:span>]</text:p>
          </table:table-cell>
          <table:table-cell table:style-name="Table1.B2" office:value-type="string">
            <text:p text:style-name="P17"><text:span text:style-name="Teletype"><text:span text:style-name="T24">d</text:span></text:span><text:span text:style-name="Teletype"><text:span text:style-name="T22">ef</text:span></text:span><text:span text:style-name="Teletype"><text:span text:style-name="T17"> </text:span></text:span><text:span text:style-name="T17">is a </text:span><text:span text:style-name="T22">keyword. </text:span><text:span text:style-name="Teletype"><text:span text:style-name="T22">f</text:span></text:span><text:span text:style-name="Teletype"><text:span text:style-name="T17"> </text:span></text:span><text:span text:style-name="T17">is the name of the </text:span><text:span text:style-name="T22">function</text:span></text:p>
            <text:p text:style-name="P17"/>
            <text:p text:style-name="P17"><text:span text:style-name="Teletype"><text:span text:style-name="T22">x </text:span></text:span><text:span text:style-name="Teletype"><text:span text:style-name="T29">is</text:span></text:span><text:span text:style-name="Teletype"><text:span text:style-name="T25"> </text:span></text:span><text:span text:style-name="T17">the </text:span><text:span text:style-name="T22">parameter</text:span><text:span text:style-name="T17"> of the </text:span><text:span text:style-name="T22">function</text:span><text:span text:style-name="T17">.</text:span></text:p>
          </table:table-cell>
        </table:table-row>
        <table:table-row>
          <table:table-cell table:style-name="Table1.A2" office:value-type="string">
            <text:p text:style-name="P78">[IPython <text:span text:style-name="T63">Terminal</text:span>]</text:p>
            <text:p text:style-name="P33"/>
            <text:p text:style-name="P33">def greet():</text:p>
            <text:p text:style-name="P89"><text:s text:c="4"/>print "<text:span text:style-name="T72">No function arguments</text:span>"</text:p>
            <text:p text:style-name="P90"/>
          </table:table-cell>
          <table:table-cell table:style-name="Table1.B2" office:value-type="string">
            <text:p text:style-name="P19"><text:span text:style-name="T71">N</text:span>ow let us see how to write functions without arguments.</text:p>
            <text:p text:style-name="P41"><text:span text:style-name="T47">let us define a new </text:span><text:span text:style-name="T51">function</text:span><text:span text:style-name="T47"> called </text:span><text:span text:style-name="Teletype"><text:span text:style-name="T51">greet</text:span></text:span><text:span text:style-name="Teletype"><text:span text:style-name="T47"> </text:span></text:span><text:span text:style-name="T47">which will print </text:span><text:span text:style-name="T54">"</text:span><text:span text:style-name="T55">No function arguments</text:span><text:span text:style-name="T54">"</text:span></text:p>
          </table:table-cell>
        </table:table-row>
        <table:table-row>
          <table:table-cell table:style-name="Table1.A2" office:value-type="string">
            <text:p text:style-name="P56">[IPython <text:span text:style-name="T63">Terminal</text:span>]</text:p>
            <text:p text:style-name="P91">greet()</text:p>
            <text:p text:style-name="P91"/>
            <text:p text:style-name="P62">Highlight output</text:p>
          </table:table-cell>
          <table:table-cell table:style-name="Table1.B2" office:value-type="string">
            <text:p text:style-name="P67">now we call the <text:span text:style-name="T2">function</text:span> as,<text:line-break/><text:span text:style-name="T68">greet()</text:span></text:p>
          </table:table-cell>
        </table:table-row>
        <table:table-row>
          <table:table-cell table:style-name="Table1.A2" office:value-type="string">
            <text:p text:style-name="P57"/>
          </table:table-cell>
          <table:table-cell table:style-name="Table1.B2" office:value-type="string">
            <text:p text:style-name="P8"><text:span text:style-name="T30">N</text:span><text:span text:style-name="T17">ote that it is not mandatory for a </text:span><text:span text:style-name="T22">function</text:span><text:span text:style-name="T17"> to </text:span><text:span text:style-name="T22">return</text:span><text:span text:style-name="T17"> </text:span><text:span text:style-name="T22">values</text:span><text:span text:style-name="T17">. </text:span></text:p>
            <text:p text:style-name="P8"/>
            <text:p text:style-name="P8"><text:span text:style-name="T17">The </text:span><text:span text:style-name="T22">function </text:span><text:span text:style-name="Teletype"><text:span text:style-name="T22">greet</text:span></text:span><text:span text:style-name="Teletype"><text:span text:style-name="T17"> </text:span></text:span><text:span text:style-name="T17">neither takes any </text:span><text:span text:style-name="T22">argument</text:span><text:span text:style-name="T27">s</text:span><text:span text:style-name="T17"> nor </text:span><text:span text:style-name="T22">returns</text:span><text:span text:style-name="T17"> any </text:span><text:span text:style-name="T22">value</text:span><text:span text:style-name="T17">.</text:span></text:p>
          </table:table-cell>
        </table:table-row>
        <table:table-row>
          <table:table-cell table:style-name="Table1.A2" office:value-type="string">
            <text:p text:style-name="P22">Show Slide </text:p>
            <text:p text:style-name="P39">docstring<text:span text:style-name="T78">s</text:span></text:p>
            <text:p text:style-name="P75"/>
          </table:table-cell>
          <table:table-cell table:style-name="Table1.B2" office:value-type="string">
            <text:p text:style-name="P38"><text:span text:style-name="T2">docstrings</text:span> are triple quoted <text:span text:style-name="T11">comments</text:span> <text:span text:style-name="T74">entered just after </text:span><text:span text:style-name="T10">function</text:span><text:span text:style-name="T74"> </text:span><text:span text:style-name="T10">definition</text:span>. </text:p>
            <text:p text:style-name="P38"><text:span text:style-name="T75">It</text:span> <text:span text:style-name="T75">implies</text:span> what the <text:span text:style-name="T2">function</text:span> does.</text:p>
          </table:table-cell>
        </table:table-row>
        <text:soft-page-break/>
        <table:table-row table:style-name="Table1.17">
          <table:table-cell table:style-name="Table1.A2" office:value-type="string">
            <text:p text:style-name="P58"><text:span text:style-name="T41">[IPython </text:span><text:span text:style-name="T45">Terminal</text:span><text:span text:style-name="T41">]</text:span></text:p>
            <text:p text:style-name="P10"><text:line-break/><text:span text:style-name="T2">def avg(a, b):</text:span></text:p>
            <text:p text:style-name="Table_20_Contents"><text:s text:c="6"/><text:span text:style-name="T2">""" avg takes two numbers as <text:s text:c="2"/>input a &amp; b.</text:span></text:p>
            <text:p text:style-name="P84"><text:span text:style-name="T73"><text:s text:c="14"/>R</text:span>eturns the average of a and b"""</text:p>
            <text:p text:style-name="Table_20_Contents"><text:s text:c="5"/><text:span text:style-name="T2">return (a + b) / 2.</text:span><text:span text:style-name="T13">0</text:span></text:p>
          </table:table-cell>
          <table:table-cell table:style-name="Table1.B2" office:value-type="string">
            <text:p text:style-name="P23">Let us write a <text:span text:style-name="T2">function </text:span><text:s/>which <text:span text:style-name="T2">returns average </text:span>of <text:s/>two numbers.<text:line-break/></text:p>
            <text:p text:style-name="P24">Type</text:p>
            <text:p text:style-name="P14">def avg(a, b):</text:p>
            <text:p text:style-name="P92"><text:s text:c="6"/><text:span text:style-name="T2">""" avg takes two numbers as <text:s text:c="2"/>input a &amp; b.</text:span></text:p>
            <text:p text:style-name="P85"><text:span text:style-name="T73"><text:s text:c="14"/>R</text:span>eturns the average of a and b"""</text:p>
            <text:p text:style-name="P76"><text:s text:c="6"/><text:span text:style-name="T2">return (a + b) / 2.</text:span><text:span text:style-name="T13">0</text:span></text:p>
          </table:table-cell>
        </table:table-row>
        <table:table-row>
          <table:table-cell table:style-name="Table1.A2" office:value-type="string">
            <text:p text:style-name="P68">[IPython <text:span text:style-name="T63">Terminal</text:span>]</text:p>
            <text:p text:style-name="P68"/>
            <text:p text:style-name="P47">avg?</text:p>
            <text:p text:style-name="P68"/>
            <text:p text:style-name="P45"><text:span text:style-name="T69">avg</text:span><text:span text:style-name="T68">(3, 5)</text:span></text:p>
          </table:table-cell>
          <table:table-cell table:style-name="Table1.B2" office:value-type="string">
            <text:p text:style-name="P43"><text:span text:style-name="T76">Type </text:span><text:span text:style-name="T69">avg? </text:span></text:p>
            <text:p text:style-name="P43"><text:span text:style-name="T76">We see the </text:span><text:span text:style-name="T12">docstring </text:span><text:span text:style-name="T76">of </text:span><text:span text:style-name="T12">function avg</text:span></text:p>
            <text:p text:style-name="P44">Type <text:s/><text:span text:style-name="T69">avg</text:span><text:span text:style-name="T68">(3, 5)</text:span></text:p>
            <text:p text:style-name="P46">We get 4 as ou<text:span text:style-name="T77">t</text:span>put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42"><text:span text:style-name="T44">P</text:span><text:span text:style-name="T41">ause the video here, try out the following exercise and resume the video.</text:span></text:p>
          </table:table-cell>
        </table:table-row>
        <table:table-row>
          <table:table-cell table:style-name="Table1.A2" office:value-type="string">
            <text:p text:style-name="P15">Show Slide </text:p>
            <text:p text:style-name="P42"><text:span text:style-name="T41">Assignment </text:span><text:span text:style-name="T46">1</text:span></text:p>
          </table:table-cell>
          <table:table-cell table:style-name="Table1.B2" office:value-type="string">
            <text:p text:style-name="Standard"><text:span text:style-name="T48">Write a </text:span><text:span text:style-name="T52">function</text:span><text:span text:style-name="T48"> </text:span><text:span text:style-name="Teletype"><text:span text:style-name="T52">circle </text:span></text:span><text:span text:style-name="T48">which returns the </text:span><text:span text:style-name="T51">area</text:span><text:span text:style-name="T47"> and </text:span><text:span text:style-name="T51">perimeter</text:span><text:span text:style-name="T47"> of a </text:span><text:span text:style-name="T51">circle</text:span><text:span text:style-name="T47"> given radius </text:span><text:span text:style-name="Teletype"><text:span text:style-name="T47">r</text:span></text:span><text:span text:style-name="T47">.</text:span></text:p>
            <text:p text:style-name="P66"/>
          </table:table-cell>
        </table:table-row>
        <table:table-row>
          <table:table-cell table:style-name="Table1.A2" office:value-type="string">
            <text:p text:style-name="P13"><text:span text:style-name="T41">[IPython </text:span><text:span text:style-name="T45">Terminal</text:span><text:span text:style-name="T41">]</text:span></text:p>
            <text:p text:style-name="P27"/>
            <text:p text:style-name="P84">def circle(r):</text:p>
            <text:p text:style-name="P84"><text:s text:c="6"/>"""returns area and perimeter of a circle <text:s text:c="5"/></text:p>
            <text:p text:style-name="P86"><text:s text:c="12"/><text:span text:style-name="T79">given radius r"""</text:span></text:p>
            <text:p text:style-name="P84"><text:s text:c="6"/>pi = 3.14</text:p>
            <text:p text:style-name="P84"><text:s text:c="6"/>area = pi * r * r</text:p>
            <text:p text:style-name="P84"><text:s text:c="6"/>perimeter = 2 * pi * r<text:line-break/> <text:s text:c="5"/>return area, perimeter</text:p>
          </table:table-cell>
          <table:table-cell table:style-name="Table1.B2" office:value-type="string">
            <text:p text:style-name="P37">The problem requires us to <text:span text:style-name="T2">return</text:span> two values. We can solve the problem as,</text:p>
            <text:p text:style-name="P59"/>
          </table:table-cell>
        </table:table-row>
        <table:table-row>
          <table:table-cell table:style-name="Table1.A2" office:value-type="string">
            <text:p text:style-name="P25">[IPython <text:span text:style-name="T63">Terminal</text:span>]</text:p>
            <text:p text:style-name="P25"/>
            <text:p text:style-name="P28">a, p = circle(6)</text:p>
            <text:p text:style-name="P84">print a, <text:span text:style-name="T80">p</text:span></text:p>
            <text:p text:style-name="P84"/>
          </table:table-cell>
          <table:table-cell table:style-name="Table1.B2" office:value-type="string">
            <text:p text:style-name="P21">A <text:span text:style-name="T2">python</text:span> <text:span text:style-name="T2">function</text:span> can return any number of values. There is no restriction for it.</text:p>
            <text:p text:style-name="P40"><text:span text:style-name="T47">Let us call the </text:span><text:span text:style-name="T51">function </text:span><text:span text:style-name="Teletype"><text:span text:style-name="T51">circle</text:span></text:span><text:span text:style-name="Teletype"><text:span text:style-name="T47"> </text:span></text:span><text:span text:style-name="T47">as,</text:span></text:p>
            <text:p text:style-name="P29">a, p = circle(6)</text:p>
            <text:p text:style-name="P29"/>
            <text:p text:style-name="P26">Type</text:p>
            <text:p text:style-name="P30">print a, p</text:p>
          </table:table-cell>
        </table:table-row>
        <table:table-row>
          <table:table-cell table:style-name="Table1.A2" office:value-type="string">
            <text:p text:style-name="P20">Show Slide </text:p>
            <text:p text:style-name="P37">Summary</text:p>
            <text:p text:style-name="P12"><text:soft-page-break/></text:p>
          </table:table-cell>
          <table:table-cell table:style-name="Table1.B2" office:value-type="string">
            <text:p text:style-name="P34">This brings us to the end of this tutorial. In this tutorial, we have learnt to,</text:p>
            <text:list xml:id="list51677727082891488" text:style-name="L4">
              <text:list-item>
                <text:p text:style-name="P106"><text:soft-page-break/><text:span text:style-name="T47">Define </text:span><text:span text:style-name="T51">functions</text:span><text:span text:style-name="T47"> in </text:span><text:span text:style-name="T51">Python</text:span></text:p>
              </text:list-item>
              <text:list-item>
                <text:p text:style-name="P106"><text:span text:style-name="T47">Call the </text:span><text:span text:style-name="T51">function</text:span><text:span text:style-name="T47"> by specifying the </text:span><text:span text:style-name="T51">function</text:span><text:span text:style-name="T47"> </text:span><text:span text:style-name="T51">name</text:span><text:span text:style-name="T47">.</text:span></text:p>
              </text:list-item>
              <text:list-item>
                <text:p text:style-name="P106"><text:span text:style-name="T50">Write </text:span><text:span text:style-name="T51">docstring</text:span><text:span text:style-name="T53">s</text:span><text:span text:style-name="T47"> to a </text:span><text:span text:style-name="T51">function</text:span><text:span text:style-name="T47"> by putting it as a </text:span><text:span text:style-name="T51">triple quoted string</text:span><text:span text:style-name="T47">.</text:span></text:p>
              </text:list-item>
              <text:list-item>
                <text:p text:style-name="P106"><text:span text:style-name="T47">Pass </text:span><text:span text:style-name="T51">parameters</text:span><text:span text:style-name="T47"> to a </text:span><text:span text:style-name="T51">function</text:span><text:span text:style-name="T47">.</text:span></text:p>
              </text:list-item>
              <text:list-item>
                <text:p text:style-name="P106"><text:span text:style-name="T51">Return</text:span><text:span text:style-name="T47"> </text:span><text:span text:style-name="T51">values</text:span><text:span text:style-name="T47"> from a </text:span><text:span text:style-name="T51">function</text:span><text:span text:style-name="T47">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1">Show Slide </text:p>
            <text:p text:style-name="P51"/>
            <text:p text:style-name="P51"><text:span text:style-name="T81">Self assessment questions</text:span> </text:p>
          </table:table-cell>
          <table:table-cell table:style-name="Table1.B2" office:value-type="string">
            <text:p text:style-name="P15">Here are some self assessment questions for you to solve</text:p>
            <text:list xml:id="list1415058003922975878" text:style-name="L5">
              <text:list-item>
                <text:p text:style-name="P102">How many arguments can be passed to a <text:s text:c="5"/>python function?</text:p>
              </text:list-item>
            </text:list>
            <text:list xml:id="list7127390222400079519" text:style-name="L6">
              <text:list-item>
                <text:p text:style-name="P109">None</text:p>
              </text:list-item>
            </text:list>
            <text:list xml:id="list2574744969704306528" text:style-name="L7">
              <text:list-item>
                <text:p text:style-name="P110">One</text:p>
              </text:list-item>
              <text:list-item>
                <text:p text:style-name="P107"><text:span text:style-name="T47">Tw</text:span><text:span text:style-name="T49">o</text:span></text:p>
              </text:list-item>
              <text:list-item>
                <text:p text:style-name="P110">Any</text:p>
                <text:p text:style-name="P110"/>
              </text:list-item>
            </text:list>
            <text:p text:style-name="P35"><text:s text:c="6"/>2. <text:s text:c="2"/>Write a <text:span text:style-name="T2">function</text:span> <text:span text:style-name="T83">to</text:span> find area of a square</text:p>
          </table:table-cell>
        </table:table-row>
        <table:table-row>
          <table:table-cell table:style-name="Table1.A2" office:value-type="string">
            <text:p text:style-name="P15">Show Slide </text:p>
            <text:p text:style-name="P37">Solution of self assessment questions</text:p>
            <text:p text:style-name="P51"/>
          </table:table-cell>
          <table:table-cell table:style-name="Table1.B2" office:value-type="string">
            <text:p text:style-name="P15">And the answers,</text:p>
            <text:list xml:id="list6546957615442317172" text:style-name="L8">
              <text:list-item>
                <text:p text:style-name="P108"><text:span text:style-name="T47">Any number of </text:span><text:span text:style-name="T51">arguments</text:span><text:span text:style-name="T47"> can be passed to a </text:span><text:span text:style-name="T51">python</text:span><text:span text:style-name="T47"> </text:span><text:span text:style-name="T51">function</text:span><text:span text:style-name="T47">.</text:span></text:p>
              </text:list-item>
            </text:list>
            <text:p text:style-name="P48"><text:span text:style-name="T82"><text:s text:c="6"/>2. <text:s text:c="2"/></text:span><text:span text:style-name="T14">def square_area(breadth, length):</text:span></text:p>
            <text:p text:style-name="P49"><text:s text:c="19"/>return breadth * length <text:s text:c="3"/></text:p>
          </table:table-cell>
        </table:table-row>
        <table:table-row>
          <table:table-cell table:style-name="Table1.A2" office:value-type="string">
            <text:p text:style-name="P103">Show Slide</text:p>
            <text:p text:style-name="P103">Forum</text:p>
          </table:table-cell>
          <table:table-cell table:style-name="Table1.B2" office:value-type="string">
            <text:p text:style-name="P104">Please post your timed queries in this forum.</text:p>
          </table:table-cell>
        </table:table-row>
        <table:table-row>
          <table:table-cell table:style-name="Table1.A2" office:value-type="string">
            <text:p text:style-name="P103">Show Slide</text:p>
            <text:p text:style-name="P103">Fossee Forum</text:p>
          </table:table-cell>
          <table:table-cell table:style-name="Table1.B2" office:value-type="string">
            <text:p text:style-name="P104">Please post your general queries on Python in this forum.</text:p>
          </table:table-cell>
        </table:table-row>
        <table:table-row>
          <table:table-cell table:style-name="Table1.A2" office:value-type="string">
            <text:p text:style-name="P103">Show Slide</text:p>
            <text:p text:style-name="P103">Textbook Companion</text:p>
          </table:table-cell>
          <table:table-cell table:style-name="Table1.B2" office:value-type="string">
            <text:p text:style-name="P104">FOSSEE team coordinates the TBC project.</text:p>
          </table:table-cell>
        </table:table-row>
        <table:table-row>
          <table:table-cell table:style-name="Table1.A2" office:value-type="string">
            <text:p text:style-name="P103">Show Slide</text:p>
            <text:p text:style-name="P103">Acknowledgment</text:p>
            <text:p text:style-name="P103">http://spoken-tutorial.org</text:p>
          </table:table-cell>
          <table:table-cell table:style-name="Table1.B2" office:value-type="string">
            <text:p text:style-name="P104">Spoken Tutorial Project is funded by NMEICT, MHRD, Govt. of India.</text:p>
            <text:p text:style-name="P104">For more details, visit this website.</text:p>
          </table:table-cell>
        </table:table-row>
        <table:table-row>
          <table:table-cell table:style-name="Table1.A2" office:value-type="string">
            <text:p text:style-name="P103">Previous slide<text:soft-page-break/></text:p>
          </table:table-cell>
          <table:table-cell table:style-name="Table1.B2" office:value-type="string">
            <text:p text:style-name="P104">This is _________ from IIT Bombay (or FOSSEE, <text:soft-page-break/>if you wish) signing off.</text:p>
            <text:p text:style-name="P104">Thank you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eta Parmar</meta:initial-creator>
    <meta:creation-date>2015-10-29T16:01:43.964381807</meta:creation-date>
    <dc:date>2016-02-15T15:28:36.316510610</dc:date>
    <meta:editing-duration>P1DT11H39M13S</meta:editing-duration>
    <meta:editing-cycles>1056</meta:editing-cycles>
    <meta:generator>LibreOffice/4.2.8.2$Linux_X86_64 LibreOffice_project/420m0$Build-2</meta:generator>
    <meta:document-statistic meta:table-count="1" meta:image-count="0" meta:object-count="0" meta:page-count="5" meta:paragraph-count="155" meta:word-count="783" meta:character-count="4550" meta:non-whitespace-character-count="3742"/>
  </office:meta>
</office:document-meta>
</file>